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zona</text:p>
          </table:table-cell>
          <table:table-cell office:value-type="percentage" office:value="0.322" calcext:value-type="percentage">
            <text:p>32.20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431" calcext:value-type="percentage">
            <text:p>34.31%</text:p>
          </table:table-cell>
          <table:table-cell office:value-type="percentage" office:value="0.301" calcext:value-type="percentage">
            <text:p>30.10%</text:p>
          </table:table-cell>
          <table:table-cell office:value-type="percentage" office:value="0.2775" calcext:value-type="percentage">
            <text:p>27.75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lanta</text:p>
          </table:table-cell>
          <table:table-cell office:value-type="percentage" office:value="0.4346" calcext:value-type="percentage">
            <text:p>43.46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4466" calcext:value-type="percentage">
            <text:p>44.66%</text:p>
          </table:table-cell>
          <table:table-cell office:value-type="percentage" office:value="0.4254" calcext:value-type="percentage">
            <text:p>42.54%</text:p>
          </table:table-cell>
          <table:table-cell office:value-type="percentage" office:value="0.46" calcext:value-type="percentage">
            <text:p>46.0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timore</text:p>
          </table:table-cell>
          <table:table-cell office:value-type="percentage" office:value="0.4198" calcext:value-type="percentage">
            <text:p>41.98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3817" calcext:value-type="percentage">
            <text:p>38.17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4017" calcext:value-type="percentage">
            <text:p>40.17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percentage" office:value="0.3246" calcext:value-type="percentage">
            <text:p>32.46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187" calcext:value-type="percentage">
            <text:p>31.87%</text:p>
          </table:table-cell>
          <table:table-cell office:value-type="percentage" office:value="0.3791" calcext:value-type="percentage">
            <text:p>37.91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olina</text:p>
          </table:table-cell>
          <table:table-cell office:value-type="percentage" office:value="0.4032" calcext:value-type="percentage">
            <text:p>40.32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38" calcext:value-type="percentage">
            <text:p>38.38%</text:p>
          </table:table-cell>
          <table:table-cell office:value-type="percentage" office:value="0.4253" calcext:value-type="percentage">
            <text:p>42.53%</text:p>
          </table:table-cell>
          <table:table-cell office:value-type="percentage" office:value="0.304" calcext:value-type="percentage">
            <text:p>30.40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percentage" office:value="0.3251" calcext:value-type="percentage">
            <text:p>32.5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093" calcext:value-type="percentage">
            <text:p>30.93%</text:p>
          </table:table-cell>
          <table:table-cell office:value-type="percentage" office:value="0.3396" calcext:value-type="percentage">
            <text:p>33.96%</text:p>
          </table:table-cell>
          <table:table-cell office:value-type="percentage" office:value="0.3319" calcext:value-type="percentage">
            <text:p>33.19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innati</text:p>
          </table:table-cell>
          <table:table-cell office:value-type="percentage" office:value="0.3707" calcext:value-type="percentage">
            <text:p>37.07%</text:p>
          </table:table-cell>
          <table:table-cell office:value-type="percentage" office:value="0.4318" calcext:value-type="percentage">
            <text:p>43.1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3622" calcext:value-type="percentage">
            <text:p>36.22%</text:p>
          </table:table-cell>
          <table:table-cell office:value-type="percentage" office:value="0.3884" calcext:value-type="percentage">
            <text:p>38.84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veland</text:p>
          </table:table-cell>
          <table:table-cell office:value-type="percentage" office:value="0.3866" calcext:value-type="percentage">
            <text:p>38.66%</text:p>
          </table:table-cell>
          <table:table-cell office:value-type="percentage" office:value="0.3415" calcext:value-type="percentage">
            <text:p>34.15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525" calcext:value-type="percentage">
            <text:p>35.25%</text:p>
          </table:table-cell>
          <table:table-cell office:value-type="percentage" office:value="0.4224" calcext:value-type="percentage">
            <text:p>42.24%</text:p>
          </table:table-cell>
          <table:table-cell office:value-type="percentage" office:value="0.3713" calcext:value-type="percentage">
            <text:p>37.1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percentage" office:value="0.3939" calcext:value-type="percentage">
            <text:p>39.39%</text:p>
          </table:table-cell>
          <table:table-cell office:value-type="percentage" office:value="0.4048" calcext:value-type="percentage">
            <text:p>40.4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958" calcext:value-type="percentage">
            <text:p>39.58%</text:p>
          </table:table-cell>
          <table:table-cell office:value-type="percentage" office:value="0.3922" calcext:value-type="percentage">
            <text:p>39.22%</text:p>
          </table:table-cell>
          <table:table-cell office:value-type="percentage" office:value="0.4076" calcext:value-type="percentage">
            <text:p>40.76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nver</text:p>
          </table:table-cell>
          <table:table-cell office:value-type="percentage" office:value="0.3141" calcext:value-type="percentage">
            <text:p>31.41%</text:p>
          </table:table-cell>
          <table:table-cell office:value-type="percentage" office:value="0.3261" calcext:value-type="percentage">
            <text:p>32.61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3017" calcext:value-type="percentage">
            <text:p>30.17%</text:p>
          </table:table-cell>
          <table:table-cell office:value-type="percentage" office:value="0.3254" calcext:value-type="percentage">
            <text:p>32.54%</text:p>
          </table:table-cell>
          <table:table-cell office:value-type="percentage" office:value="0.3237" calcext:value-type="percentage">
            <text:p>32.37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roit</text:p>
          </table:table-cell>
          <table:table-cell office:value-type="percentage" office:value="0.3739" calcext:value-type="percentage">
            <text:p>37.39%</text:p>
          </table:table-cell>
          <table:table-cell office:value-type="percentage" office:value="0.5882" calcext:value-type="percentage">
            <text:p>58.8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008" calcext:value-type="percentage">
            <text:p>40.08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5152" calcext:value-type="percentage">
            <text:p>51.5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516" calcext:value-type="percentage">
            <text:p>45.16%</text:p>
          </table:table-cell>
          <table:table-cell office:value-type="percentage" office:value="0.4291" calcext:value-type="percentage">
            <text:p>42.91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</text:p>
          </table:table-cell>
          <table:table-cell office:value-type="percentage" office:value="0.4143" calcext:value-type="percentage">
            <text:p>41.43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724" calcext:value-type="percentage">
            <text:p>47.24%</text:p>
          </table:table-cell>
          <table:table-cell office:value-type="percentage" office:value="0.3548" calcext:value-type="percentage">
            <text:p>35.48%</text:p>
          </table:table-cell>
          <table:table-cell office:value-type="percentage" office:value="0.4115" calcext:value-type="percentage">
            <text:p>41.15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anapolis</text:p>
          </table:table-cell>
          <table:table-cell office:value-type="percentage" office:value="0.3458" calcext:value-type="percentage">
            <text:p>34.58%</text:p>
          </table:table-cell>
          <table:table-cell office:value-type="percentage" office:value="0.3721" calcext:value-type="percentage">
            <text:p>37.2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211" calcext:value-type="percentage">
            <text:p>32.11%</text:p>
          </table:table-cell>
          <table:table-cell office:value-type="percentage" office:value="0.3714" calcext:value-type="percentage">
            <text:p>37.14%</text:p>
          </table:table-cell>
          <table:table-cell office:value-type="percentage" office:value="0.447" calcext:value-type="percentage">
            <text:p>44.70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cksonville</text:p>
          </table:table-cell>
          <table:table-cell office:value-type="percentage" office:value="0.3361" calcext:value-type="percentage">
            <text:p>33.61%</text:p>
          </table:table-cell>
          <table:table-cell office:value-type="percentage" office:value="0.3171" calcext:value-type="percentage">
            <text:p>31.71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516" calcext:value-type="percentage">
            <text:p>35.16%</text:p>
          </table:table-cell>
          <table:table-cell office:value-type="percentage" office:value="0.3186" calcext:value-type="percentage">
            <text:p>31.86%</text:p>
          </table:table-cell>
          <table:table-cell office:value-type="percentage" office:value="0.399" calcext:value-type="percentage">
            <text:p>39.90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nsas City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482" calcext:value-type="percentage">
            <text:p>34.82%</text:p>
          </table:table-cell>
          <table:table-cell office:value-type="percentage" office:value="0.3717" calcext:value-type="percentage">
            <text:p>37.17%</text:p>
          </table:table-cell>
          <table:table-cell office:value-type="percentage" office:value="0.359" calcext:value-type="percentage">
            <text:p>35.90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3727" calcext:value-type="percentage">
            <text:p>37.27%</text:p>
          </table:table-cell>
          <table:table-cell office:value-type="percentage" office:value="0.2887" calcext:value-type="percentage">
            <text:p>28.87%</text:p>
          </table:table-cell>
          <table:table-cell office:value-type="percentage" office:value="0.4" calcext:value-type="percentage">
            <text:p>40.00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nesota</text:p>
          </table:table-cell>
          <table:table-cell office:value-type="percentage" office:value="0.3843" calcext:value-type="percentage">
            <text:p>38.43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4057" calcext:value-type="percentage">
            <text:p>40.57%</text:p>
          </table:table-cell>
          <table:table-cell office:value-type="percentage" office:value="0.3463" calcext:value-type="percentage">
            <text:p>34.63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percentage" office:value="0.4597" calcext:value-type="percentage">
            <text:p>45.97%</text:p>
          </table:table-cell>
          <table:table-cell office:value-type="percentage" office:value="0.4828" calcext:value-type="percentage">
            <text:p>48.28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797" calcext:value-type="percentage">
            <text:p>47.97%</text:p>
          </table:table-cell>
          <table:table-cell office:value-type="percentage" office:value="0.4318" calcext:value-type="percentage">
            <text:p>43.18%</text:p>
          </table:table-cell>
          <table:table-cell office:value-type="percentage" office:value="0.4739" calcext:value-type="percentage">
            <text:p>47.39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percentage" office:value="0.5579" calcext:value-type="percentage">
            <text:p>55.79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598" calcext:value-type="percentage">
            <text:p>59.80%</text:p>
          </table:table-cell>
          <table:table-cell office:value-type="percentage" office:value="0.5267" calcext:value-type="percentage">
            <text:p>52.67%</text:p>
          </table:table-cell>
          <table:table-cell office:value-type="percentage" office:value="0.487" calcext:value-type="percentage">
            <text:p>48.70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Giants</text:p>
          </table:table-cell>
          <table:table-cell office:value-type="percentage" office:value="0.3876" calcext:value-type="percentage">
            <text:p>38.7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983" calcext:value-type="percentage">
            <text:p>39.83%</text:p>
          </table:table-cell>
          <table:table-cell office:value-type="percentage" office:value="0.3786" calcext:value-type="percentage">
            <text:p>37.86%</text:p>
          </table:table-cell>
          <table:table-cell office:value-type="percentage" office:value="0.3592" calcext:value-type="percentage">
            <text:p>35.92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Y Jets</text:p>
          </table:table-cell>
          <table:table-cell office:value-type="percentage" office:value="0.3474" calcext:value-type="percentage">
            <text:p>34.74%</text:p>
          </table:table-cell>
          <table:table-cell office:value-type="percentage" office:value="0.2444" calcext:value-type="percentage">
            <text:p>24.44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694" calcext:value-type="percentage">
            <text:p>36.94%</text:p>
          </table:table-cell>
          <table:table-cell office:value-type="percentage" office:value="0.3235" calcext:value-type="percentage">
            <text:p>32.35%</text:p>
          </table:table-cell>
          <table:table-cell office:value-type="percentage" office:value="0.4043" calcext:value-type="percentage">
            <text:p>40.43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akland</text:p>
          </table:table-cell>
          <table:table-cell office:value-type="percentage" office:value="0.3568" calcext:value-type="percentage">
            <text:p>35.68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409" calcext:value-type="percentage">
            <text:p>34.09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272" calcext:value-type="percentage">
            <text:p>42.72%</text:p>
          </table:table-cell>
          <table:table-cell office:value-type="percentage" office:value="0.4059" calcext:value-type="percentage">
            <text:p>40.59%</text:p>
          </table:table-cell>
          <table:table-cell office:value-type="percentage" office:value="0.3965" calcext:value-type="percentage">
            <text:p>39.65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percentage" office:value="0.4575" calcext:value-type="percentage">
            <text:p>45.75%</text:p>
          </table:table-cell>
          <table:table-cell office:value-type="percentage" office:value="0.4103" calcext:value-type="percentage">
            <text:p>41.03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632" calcext:value-type="percentage">
            <text:p>46.32%</text:p>
          </table:table-cell>
          <table:table-cell office:value-type="percentage" office:value="0.453" calcext:value-type="percentage">
            <text:p>45.30%</text:p>
          </table:table-cell>
          <table:table-cell office:value-type="percentage" office:value="0.4453" calcext:value-type="percentage">
            <text:p>44.53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percentage" office:value="0.4882" calcext:value-type="percentage">
            <text:p>48.82%</text:p>
          </table:table-cell>
          <table:table-cell office:value-type="percentage" office:value="0.5429" calcext:value-type="percentage">
            <text:p>54.29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679" calcext:value-type="percentage">
            <text:p>46.79%</text:p>
          </table:table-cell>
          <table:table-cell office:value-type="percentage" office:value="0.5098" calcext:value-type="percentage">
            <text:p>50.98%</text:p>
          </table:table-cell>
          <table:table-cell office:value-type="percentage" office:value="0.4488" calcext:value-type="percentage">
            <text:p>44.88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n Francisco</text:p>
          </table:table-cell>
          <table:table-cell office:value-type="percentage" office:value="0.2811" calcext:value-type="percentage">
            <text:p>28.11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69" calcext:value-type="percentage">
            <text:p>7.69%</text:p>
          </table:table-cell>
          <table:table-cell office:value-type="percentage" office:value="0.2993" calcext:value-type="percentage">
            <text:p>29.93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3192" calcext:value-type="percentage">
            <text:p>31.92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attle</text:p>
          </table:table-cell>
          <table:table-cell office:value-type="percentage" office:value="0.3377" calcext:value-type="percentage">
            <text:p>33.77%</text:p>
          </table:table-cell>
          <table:table-cell office:value-type="percentage" office:value="0.3111" calcext:value-type="percentage">
            <text:p>31.11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43" calcext:value-type="percentage">
            <text:p>27.43%</text:p>
          </table:table-cell>
          <table:table-cell office:value-type="percentage" office:value="0.3512" calcext:value-type="percentage">
            <text:p>35.12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percentage" office:value="0.2807" calcext:value-type="percentage">
            <text:p>28.07%</text:p>
          </table:table-cell>
          <table:table-cell office:value-type="percentage" office:value="0.2955" calcext:value-type="percentage">
            <text:p>29.5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759" calcext:value-type="percentage">
            <text:p>27.59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319" calcext:value-type="percentage">
            <text:p>33.19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mpa Bay</text:p>
          </table:table-cell>
          <table:table-cell office:value-type="percentage" office:value="0.3689" calcext:value-type="percentage">
            <text:p>36.89%</text:p>
          </table:table-cell>
          <table:table-cell office:value-type="percentage" office:value="0.4571" calcext:value-type="percentage">
            <text:p>45.7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14" calcext:value-type="percentage">
            <text:p>35.14%</text:p>
          </table:table-cell>
          <table:table-cell office:value-type="percentage" office:value="0.3895" calcext:value-type="percentage">
            <text:p>38.95%</text:p>
          </table:table-cell>
          <table:table-cell office:value-type="percentage" office:value="0.4218" calcext:value-type="percentage">
            <text:p>42.18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percentage" office:value="0.367" calcext:value-type="percentage">
            <text:p>36.7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774" calcext:value-type="percentage">
            <text:p>37.74%</text:p>
          </table:table-cell>
          <table:table-cell office:value-type="percentage" office:value="0.348" calcext:value-type="percentage">
            <text:p>34.80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shington</text:p>
          </table:table-cell>
          <table:table-cell office:value-type="percentage" office:value="0.3682" calcext:value-type="percentage">
            <text:p>36.82%</text:p>
          </table:table-cell>
          <table:table-cell office:value-type="percentage" office:value="0.4146" calcext:value-type="percentage">
            <text:p>41.46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486" calcext:value-type="percentage">
            <text:p>34.86%</text:p>
          </table:table-cell>
          <table:table-cell office:value-type="percentage" office:value="0.3874" calcext:value-type="percentage">
            <text:p>38.74%</text:p>
          </table:table-cell>
          <table:table-cell office:value-type="percentage" office:value="0.2933" calcext:value-type="percentage">
            <text:p>29.33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